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row table:style-name="ro1">
          <table:table-cell office:value-type="float" office:value="1" calcext:value-type="float">
            <text:p>1</text:p>
          </table:table-cell>
          <table:table-cell office:value-type="string" calcext:value-type="string">
            <text:p>まゆるちな</text:p>
          </table:table-cell>
          <table:table-cell/>
          <table:table-cell office:value-type="string" calcext:value-type="string">
            <text:p>のへごぜづぶい</text:p>
          </table:table-cell>
          <table:table-cell/>
          <table:table-cell office:value-type="string" calcext:value-type="string">
            <text:p>かこせつぞ</text:p>
          </table:table-cell>
          <table:table-cell/>
          <table:table-cell office:value-type="string" calcext:value-type="string">
            <text:p>でぼえ</text:p>
          </table:table-cell>
          <table:table-cell/>
          <table:table-cell table:formula="of:=DEC2HEX( [.AI65]; 2 )" office:value-type="string" office:string-value="1A" calcext:value-type="string">
            <text:p>1A</text:p>
          </table:table-cell>
          <table:table-cell table:formula="of:=DEC2HEX( [.AJ65]; 2 )" office:value-type="string" office:string-value="02" calcext:value-type="string">
            <text:p>02</text:p>
          </table:table-cell>
          <table:table-cell table:formula="of:=DEC2HEX( [.AK65]; 2 )" office:value-type="string" office:string-value="00" calcext:value-type="string">
            <text:p>00</text:p>
          </table:table-cell>
          <table:table-cell table:formula="of:=DEC2HEX( [.AL65]; 2 )" office:value-type="string" office:string-value="24" calcext:value-type="string">
            <text:p>24</text:p>
          </table:table-cell>
          <table:table-cell table:formula="of:=DEC2HEX( [.AM65]; 2 )" office:value-type="string" office:string-value="00" calcext:value-type="string">
            <text:p>00</text:p>
          </table:table-cell>
          <table:table-cell table:formula="of:=DEC2HEX( [.AN65]; 2 )" office:value-type="string" office:string-value="00" calcext:value-type="string">
            <text:p>00</text:p>
          </table:table-cell>
          <table:table-cell table:formula="of:=DEC2HEX( [.AO65]; 2 )" office:value-type="string" office:string-value="00" calcext:value-type="string">
            <text:p>00</text:p>
          </table:table-cell>
          <table:table-cell table:formula="of:=DEC2HEX( [.AP65]; 2 )" office:value-type="string" office:string-value="10" calcext:value-type="string">
            <text:p>10</text:p>
          </table:table-cell>
          <table:table-cell table:formula="of:=DEC2HEX( [.AQ65]; 2 )" office:value-type="string" office:string-value="00" calcext:value-type="string">
            <text:p>00</text:p>
          </table:table-cell>
          <table:table-cell table:formula="of:=DEC2HEX( [.AR65]; 2 )" office:value-type="string" office:string-value="00" calcext:value-type="string">
            <text:p>00</text:p>
          </table:table-cell>
          <table:table-cell table:formula="of:=DEC2HEX( [.AS65]; 2 )" office:value-type="string" office:string-value="01" calcext:value-type="string">
            <text:p>01</text:p>
          </table:table-cell>
          <table:table-cell table:formula="of:=DEC2HEX( [.AT65]; 2 )" office:value-type="string" office:string-value="00" calcext:value-type="string">
            <text:p>00</text:p>
          </table:table-cell>
          <table:table-cell table:formula="of:=DEC2HEX( [.AU65]; 2 )" office:value-type="string" office:string-value="00" calcext:value-type="string">
            <text:p>00</text:p>
          </table:table-cell>
          <table:table-cell table:formula="of:=DEC2HEX( [.AV65]; 2 )" office:value-type="string" office:string-value="00" calcext:value-type="string">
            <text:p>00</text:p>
          </table:table-cell>
          <table:table-cell table:formula="of:=DEC2HEX( [.AW65]; 2 )" office:value-type="string" office:string-value="00" calcext:value-type="string">
            <text:p>00</text:p>
          </table:table-cell>
          <table:table-cell table:formula="of:=DEC2HEX( [.AX65]; 2 )" office:value-type="string" office:string-value="00" calcext:value-type="string">
            <text:p>00</text:p>
          </table:table-cell>
          <table:table-cell table:formula="of:=DEC2HEX( [.AY65]; 2 )" office:value-type="string" office:string-value="20" calcext:value-type="string">
            <text:p>20</text:p>
          </table:table-cell>
          <table:table-cell table:formula="of:=DEC2HEX( [.AZ65]; 2 )" office:value-type="string" office:string-value="00" calcext:value-type="string">
            <text:p>00</text:p>
          </table:table-cell>
          <table:table-cell table:formula="of:=DEC2HEX( [.BA65]; 2 )" office:value-type="string" office:string-value="02" calcext:value-type="string">
            <text:p>02</text:p>
          </table:table-cell>
          <table:table-cell table:formula="of:=DEC2HEX( [.BB65]; 2 )" office:value-type="string" office:string-value="00" calcext:value-type="string">
            <text:p>00</text:p>
          </table:table-cell>
          <table:table-cell/>
          <table:table-cell table:formula="of:=DEC2HEX( [.AF65] )" office:value-type="string" office:string-value="C6" calcext:value-type="string">
            <text:p>C6</text:p>
          </table:table-cell>
          <table:table-cell table:formula="of:=BITXOR( BITAND( ([.AJ65] * 64) + [.AI65]; 255 ); [.AG65] )" office:value-type="float" office:value="198" calcext:value-type="float">
            <text:p>198</text:p>
          </table:table-cell>
          <table:table-cell table:formula="of:=INDIRECT( ADDRESS( [.A65] + 3; 35 ) ) + INDIRECT( ADDRESS( [.A65] + 3; 36 ) ) * 64" office:value-type="float" office:value="92" calcext:value-type="float">
            <text:p>92</text:p>
          </table:table-cell>
          <table:table-cell/>
          <table:table-cell table:formula="of:=MOD( [.BD65] + 60; 64 )" office:value-type="float" office:value="26" calcext:value-type="float">
            <text:p>26</text:p>
          </table:table-cell>
          <table:table-cell table:formula="of:=MOD( [.BE65] - [.BD65] + 60; 64 )" office:value-type="float" office:value="2" calcext:value-type="float">
            <text:p>2</text:p>
          </table:table-cell>
          <table:table-cell table:formula="of:=MOD( [.BF65] - [.BE65] + 60; 64 )" office:value-type="float" office:value="0" calcext:value-type="float">
            <text:p>0</text:p>
          </table:table-cell>
          <table:table-cell table:formula="of:=MOD( [.BG65] - [.BF65] + 60; 64 )" office:value-type="float" office:value="36" calcext:value-type="float">
            <text:p>36</text:p>
          </table:table-cell>
          <table:table-cell table:formula="of:=MOD( [.BH65] - [.BG65] + 60; 64 )" office:value-type="float" office:value="0" calcext:value-type="float">
            <text:p>0</text:p>
          </table:table-cell>
          <table:table-cell table:formula="of:=MOD( [.BI65] - [.BH65] + 60; 64 )" office:value-type="float" office:value="0" calcext:value-type="float">
            <text:p>0</text:p>
          </table:table-cell>
          <table:table-cell table:formula="of:=MOD( [.BJ65] - [.BI65] + 60; 64 )" office:value-type="float" office:value="0" calcext:value-type="float">
            <text:p>0</text:p>
          </table:table-cell>
          <table:table-cell table:formula="of:=MOD( [.BK65] - [.BJ65] + 60; 64 )" office:value-type="float" office:value="16" calcext:value-type="float">
            <text:p>16</text:p>
          </table:table-cell>
          <table:table-cell table:formula="of:=MOD( [.BL65] - [.BK65] + 60; 64 )" office:value-type="float" office:value="0" calcext:value-type="float">
            <text:p>0</text:p>
          </table:table-cell>
          <table:table-cell table:formula="of:=MOD( [.BM65] - [.BL65] + 60; 64 )" office:value-type="float" office:value="0" calcext:value-type="float">
            <text:p>0</text:p>
          </table:table-cell>
          <table:table-cell table:formula="of:=MOD( [.BN65] - [.BM65] + 60; 64 )" office:value-type="float" office:value="1" calcext:value-type="float">
            <text:p>1</text:p>
          </table:table-cell>
          <table:table-cell table:formula="of:=MOD( [.BO65] - [.BN65] + 60; 64 )" office:value-type="float" office:value="0" calcext:value-type="float">
            <text:p>0</text:p>
          </table:table-cell>
          <table:table-cell table:formula="of:=MOD( [.BP65] - [.BO65] + 60; 64 )" office:value-type="float" office:value="0" calcext:value-type="float">
            <text:p>0</text:p>
          </table:table-cell>
          <table:table-cell table:formula="of:=MOD( [.BQ65] - [.BP65] + 60; 64 )" office:value-type="float" office:value="0" calcext:value-type="float">
            <text:p>0</text:p>
          </table:table-cell>
          <table:table-cell table:formula="of:=MOD( [.BR65] - [.BQ65] + 60; 64 )" office:value-type="float" office:value="0" calcext:value-type="float">
            <text:p>0</text:p>
          </table:table-cell>
          <table:table-cell table:formula="of:=MOD( [.BS65] - [.BR65] + 60; 64 )" office:value-type="float" office:value="0" calcext:value-type="float">
            <text:p>0</text:p>
          </table:table-cell>
          <table:table-cell table:formula="of:=MOD( [.BT65] - [.BS65] + 60; 64 )" office:value-type="float" office:value="32" calcext:value-type="float">
            <text:p>32</text:p>
          </table:table-cell>
          <table:table-cell table:formula="of:=MOD( [.BU65] - [.BT65] + 60; 64 )" office:value-type="float" office:value="0" calcext:value-type="float">
            <text:p>0</text:p>
          </table:table-cell>
          <table:table-cell table:formula="of:=MOD( [.BV65] - [.BU65] + 60; 64 )" office:value-type="float" office:value="2" calcext:value-type="float">
            <text:p>2</text:p>
          </table:table-cell>
          <table:table-cell table:formula="of:=MOD( [.BW65] - [.BV65] + 60; 64 )" office:value-type="float" office:value="0" calcext:value-type="float">
            <text:p>0</text:p>
          </table:table-cell>
          <table:table-cell/>
          <table:table-cell table:formula="of:=( SEARCH( MID( [.$B65]; 1; 1); [$リスト.$A$3] ) - 1 )" office:value-type="float" office:value="30" calcext:value-type="float">
            <text:p>30</text:p>
          </table:table-cell>
          <table:table-cell table:formula="of:=( SEARCH( MID( [.$B65]; 2; 1); [$リスト.$A$3] ) - 1 )" office:value-type="float" office:value="36" calcext:value-type="float">
            <text:p>36</text:p>
          </table:table-cell>
          <table:table-cell table:formula="of:=( SEARCH( MID( [.$B65]; 3; 1); [$リスト.$A$3] ) - 1 )" office:value-type="float" office:value="40" calcext:value-type="float">
            <text:p>40</text:p>
          </table:table-cell>
          <table:table-cell table:formula="of:=( SEARCH( MID( [.$B65]; 4; 1); [$リスト.$A$3] ) - 1 )" office:value-type="float" office:value="16" calcext:value-type="float">
            <text:p>16</text:p>
          </table:table-cell>
          <table:table-cell table:formula="of:=( SEARCH( MID( [.$B65]; 5; 1); [$リスト.$A$3] ) - 1 )" office:value-type="float" office:value="20" calcext:value-type="float">
            <text:p>20</text:p>
          </table:table-cell>
          <table:table-cell table:formula="of:=( SEARCH( MID( [.$D65]; 1; 1); [$リスト.$A$3] ) - 1 )" office:value-type="float" office:value="24" calcext:value-type="float">
            <text:p>24</text:p>
          </table:table-cell>
          <table:table-cell table:formula="of:=( SEARCH( MID( [.$D65]; 2; 1); [$リスト.$A$3] ) - 1 )" office:value-type="float" office:value="28" calcext:value-type="float">
            <text:p>28</text:p>
          </table:table-cell>
          <table:table-cell table:formula="of:=( SEARCH( MID( [.$D65]; 3; 1); [$リスト.$A$3] ) - 1 )" office:value-type="float" office:value="48" calcext:value-type="float">
            <text:p>48</text:p>
          </table:table-cell>
          <table:table-cell table:formula="of:=( SEARCH( MID( [.$D65]; 4; 1); [$リスト.$A$3] ) - 1 )" office:value-type="float" office:value="52" calcext:value-type="float">
            <text:p>52</text:p>
          </table:table-cell>
          <table:table-cell table:formula="of:=( SEARCH( MID( [.$D65]; 5; 1); [$リスト.$A$3] ) - 1 )" office:value-type="float" office:value="56" calcext:value-type="float">
            <text:p>56</text:p>
          </table:table-cell>
          <table:table-cell table:formula="of:=( SEARCH( MID( [.$D65]; 6; 1); [$リスト.$A$3] ) - 1 )" office:value-type="float" office:value="61" calcext:value-type="float">
            <text:p>61</text:p>
          </table:table-cell>
          <table:table-cell table:formula="of:=( SEARCH( MID( [.$D65]; 7; 1); [$リスト.$A$3] ) - 1 )" office:value-type="float" office:value="1" calcext:value-type="float">
            <text:p>1</text:p>
          </table:table-cell>
          <table:table-cell table:formula="of:=( SEARCH( MID( [.$F65]; 1; 1); [$リスト.$A$3] ) - 1 )" office:value-type="float" office:value="5" calcext:value-type="float">
            <text:p>5</text:p>
          </table:table-cell>
          <table:table-cell table:formula="of:=( SEARCH( MID( [.$F65]; 2; 1); [$リスト.$A$3] ) - 1 )" office:value-type="float" office:value="9" calcext:value-type="float">
            <text:p>9</text:p>
          </table:table-cell>
          <table:table-cell table:formula="of:=( SEARCH( MID( [.$F65]; 3; 1); [$リスト.$A$3] ) - 1 )" office:value-type="float" office:value="13" calcext:value-type="float">
            <text:p>13</text:p>
          </table:table-cell>
          <table:table-cell table:formula="of:=( SEARCH( MID( [.$F65]; 4; 1); [$リスト.$A$3] ) - 1 )" office:value-type="float" office:value="17" calcext:value-type="float">
            <text:p>17</text:p>
          </table:table-cell>
          <table:table-cell table:formula="of:=( SEARCH( MID( [.$F65]; 5; 1); [$リスト.$A$3] ) - 1 )" office:value-type="float" office:value="53" calcext:value-type="float">
            <text:p>53</text:p>
          </table:table-cell>
          <table:table-cell table:formula="of:=( SEARCH( MID( [.$H65]; 1; 1); [$リスト.$A$3] ) - 1 )" office:value-type="float" office:value="57" calcext:value-type="float">
            <text:p>57</text:p>
          </table:table-cell>
          <table:table-cell table:formula="of:=( SEARCH( MID( [.$H65]; 2; 1); [$リスト.$A$3] ) - 1 )" office:value-type="float" office:value="63" calcext:value-type="float">
            <text:p>63</text:p>
          </table:table-cell>
          <table:table-cell table:formula="of:=( SEARCH( MID( [.$H65];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ぜでぶよれ</text:p>
          </table:table-cell>
          <table:table-cell/>
          <table:table-cell office:value-type="string" calcext:value-type="string">
            <text:p>ぎざかこせひま</text:p>
          </table:table-cell>
          <table:table-cell/>
          <table:table-cell office:value-type="string" calcext:value-type="string">
            <text:p>もらろぐじ</text:p>
          </table:table-cell>
          <table:table-cell/>
          <table:table-cell office:value-type="string" calcext:value-type="string">
            <text:p>ぢぶい</text:p>
          </table:table-cell>
          <table:table-cell/>
          <table:table-cell table:formula="of:=DEC2HEX( [.AI66]; 2 )" office:value-type="string" office:string-value="30" calcext:value-type="string">
            <text:p>30</text:p>
          </table:table-cell>
          <table:table-cell table:formula="of:=DEC2HEX( [.AJ66]; 2 )" office:value-type="string" office:string-value="01" calcext:value-type="string">
            <text:p>01</text:p>
          </table:table-cell>
          <table:table-cell table:formula="of:=DEC2HEX( [.AK66]; 2 )" office:value-type="string" office:string-value="00" calcext:value-type="string">
            <text:p>00</text:p>
          </table:table-cell>
          <table:table-cell table:formula="of:=DEC2HEX( [.AL66]; 2 )" office:value-type="string" office:string-value="24" calcext:value-type="string">
            <text:p>24</text:p>
          </table:table-cell>
          <table:table-cell table:formula="of:=DEC2HEX( [.AM66]; 2 )" office:value-type="string" office:string-value="00" calcext:value-type="string">
            <text:p>00</text:p>
          </table:table-cell>
          <table:table-cell table:formula="of:=DEC2HEX( [.AN66]; 2 )" office:value-type="string" office:string-value="00" calcext:value-type="string">
            <text:p>00</text:p>
          </table:table-cell>
          <table:table-cell table:formula="of:=DEC2HEX( [.AO66]; 2 )" office:value-type="string" office:string-value="00" calcext:value-type="string">
            <text:p>00</text:p>
          </table:table-cell>
          <table:table-cell table:formula="of:=DEC2HEX( [.AP66]; 2 )" office:value-type="string" office:string-value="10" calcext:value-type="string">
            <text:p>10</text:p>
          </table:table-cell>
          <table:table-cell table:formula="of:=DEC2HEX( [.AQ66]; 2 )" office:value-type="string" office:string-value="00" calcext:value-type="string">
            <text:p>00</text:p>
          </table:table-cell>
          <table:table-cell table:formula="of:=DEC2HEX( [.AR66]; 2 )" office:value-type="string" office:string-value="00" calcext:value-type="string">
            <text:p>00</text:p>
          </table:table-cell>
          <table:table-cell table:formula="of:=DEC2HEX( [.AS66]; 2 )" office:value-type="string" office:string-value="09" calcext:value-type="string">
            <text:p>09</text:p>
          </table:table-cell>
          <table:table-cell table:formula="of:=DEC2HEX( [.AT66]; 2 )" office:value-type="string" office:string-value="00" calcext:value-type="string">
            <text:p>00</text:p>
          </table:table-cell>
          <table:table-cell table:formula="of:=DEC2HEX( [.AU66]; 2 )" office:value-type="string" office:string-value="00" calcext:value-type="string">
            <text:p>00</text:p>
          </table:table-cell>
          <table:table-cell table:formula="of:=DEC2HEX( [.AV66]; 2 )" office:value-type="string" office:string-value="00" calcext:value-type="string">
            <text:p>00</text:p>
          </table:table-cell>
          <table:table-cell table:formula="of:=DEC2HEX( [.AW66]; 2 )" office:value-type="string" office:string-value="00" calcext:value-type="string">
            <text:p>00</text:p>
          </table:table-cell>
          <table:table-cell table:formula="of:=DEC2HEX( [.AX66]; 2 )" office:value-type="string" office:string-value="00" calcext:value-type="string">
            <text:p>00</text:p>
          </table:table-cell>
          <table:table-cell table:formula="of:=DEC2HEX( [.AY66]; 2 )" office:value-type="string" office:string-value="00" calcext:value-type="string">
            <text:p>00</text:p>
          </table:table-cell>
          <table:table-cell table:formula="of:=DEC2HEX( [.AZ66]; 2 )" office:value-type="string" office:string-value="01" calcext:value-type="string">
            <text:p>01</text:p>
          </table:table-cell>
          <table:table-cell table:formula="of:=DEC2HEX( [.BA66]; 2 )" office:value-type="string" office:string-value="02" calcext:value-type="string">
            <text:p>02</text:p>
          </table:table-cell>
          <table:table-cell table:formula="of:=DEC2HEX( [.BB66]; 2 )" office:value-type="string" office:string-value="00" calcext:value-type="string">
            <text:p>00</text:p>
          </table:table-cell>
          <table:table-cell/>
          <table:table-cell table:formula="of:=DEC2HEX( [.AF66] )" office:value-type="string" office:string-value="AD" calcext:value-type="string">
            <text:p>AD</text:p>
          </table:table-cell>
          <table:table-cell table:formula="of:=BITXOR( BITAND( ([.AJ66] * 64) + [.AI66]; 255 ); [.AG66] )" office:value-type="float" office:value="173" calcext:value-type="float">
            <text:p>173</text:p>
          </table:table-cell>
          <table:table-cell table:formula="of:=INDIRECT( ADDRESS( [.A66] + 3; 35 ) ) + INDIRECT( ADDRESS( [.A66] + 3; 36 ) ) * 64" office:value-type="float" office:value="221" calcext:value-type="float">
            <text:p>221</text:p>
          </table:table-cell>
          <table:table-cell/>
          <table:table-cell table:formula="of:=MOD( [.BD66] + 60; 64 )" office:value-type="float" office:value="48" calcext:value-type="float">
            <text:p>48</text:p>
          </table:table-cell>
          <table:table-cell table:formula="of:=MOD( [.BE66] - [.BD66] + 60; 64 )" office:value-type="float" office:value="1" calcext:value-type="float">
            <text:p>1</text:p>
          </table:table-cell>
          <table:table-cell table:formula="of:=MOD( [.BF66] - [.BE66] + 60; 64 )" office:value-type="float" office:value="0" calcext:value-type="float">
            <text:p>0</text:p>
          </table:table-cell>
          <table:table-cell table:formula="of:=MOD( [.BG66] - [.BF66] + 60; 64 )" office:value-type="float" office:value="36" calcext:value-type="float">
            <text:p>36</text:p>
          </table:table-cell>
          <table:table-cell table:formula="of:=MOD( [.BH66] - [.BG66] + 60; 64 )" office:value-type="float" office:value="0" calcext:value-type="float">
            <text:p>0</text:p>
          </table:table-cell>
          <table:table-cell table:formula="of:=MOD( [.BI66] - [.BH66] + 60; 64 )" office:value-type="float" office:value="0" calcext:value-type="float">
            <text:p>0</text:p>
          </table:table-cell>
          <table:table-cell table:formula="of:=MOD( [.BJ66] - [.BI66] + 60; 64 )" office:value-type="float" office:value="0" calcext:value-type="float">
            <text:p>0</text:p>
          </table:table-cell>
          <table:table-cell table:formula="of:=MOD( [.BK66] - [.BJ66] + 60; 64 )" office:value-type="float" office:value="16" calcext:value-type="float">
            <text:p>16</text:p>
          </table:table-cell>
          <table:table-cell table:formula="of:=MOD( [.BL66] - [.BK66] + 60; 64 )" office:value-type="float" office:value="0" calcext:value-type="float">
            <text:p>0</text:p>
          </table:table-cell>
          <table:table-cell table:formula="of:=MOD( [.BM66] - [.BL66] + 60; 64 )" office:value-type="float" office:value="0" calcext:value-type="float">
            <text:p>0</text:p>
          </table:table-cell>
          <table:table-cell table:formula="of:=MOD( [.BN66] - [.BM66] + 60; 64 )" office:value-type="float" office:value="9" calcext:value-type="float">
            <text:p>9</text:p>
          </table:table-cell>
          <table:table-cell table:formula="of:=MOD( [.BO66] - [.BN66] + 60; 64 )" office:value-type="float" office:value="0" calcext:value-type="float">
            <text:p>0</text:p>
          </table:table-cell>
          <table:table-cell table:formula="of:=MOD( [.BP66] - [.BO66] + 60; 64 )" office:value-type="float" office:value="0" calcext:value-type="float">
            <text:p>0</text:p>
          </table:table-cell>
          <table:table-cell table:formula="of:=MOD( [.BQ66] - [.BP66] + 60; 64 )" office:value-type="float" office:value="0" calcext:value-type="float">
            <text:p>0</text:p>
          </table:table-cell>
          <table:table-cell table:formula="of:=MOD( [.BR66] - [.BQ66] + 60; 64 )" office:value-type="float" office:value="0" calcext:value-type="float">
            <text:p>0</text:p>
          </table:table-cell>
          <table:table-cell table:formula="of:=MOD( [.BS66] - [.BR66] + 60; 64 )" office:value-type="float" office:value="0" calcext:value-type="float">
            <text:p>0</text:p>
          </table:table-cell>
          <table:table-cell table:formula="of:=MOD( [.BT66] - [.BS66] + 60; 64 )" office:value-type="float" office:value="0" calcext:value-type="float">
            <text:p>0</text:p>
          </table:table-cell>
          <table:table-cell table:formula="of:=MOD( [.BU66] - [.BT66] + 60; 64 )" office:value-type="float" office:value="1" calcext:value-type="float">
            <text:p>1</text:p>
          </table:table-cell>
          <table:table-cell table:formula="of:=MOD( [.BV66] - [.BU66] + 60; 64 )" office:value-type="float" office:value="2" calcext:value-type="float">
            <text:p>2</text:p>
          </table:table-cell>
          <table:table-cell table:formula="of:=MOD( [.BW66] - [.BV66] + 60; 64 )" office:value-type="float" office:value="0" calcext:value-type="float">
            <text:p>0</text:p>
          </table:table-cell>
          <table:table-cell/>
          <table:table-cell table:formula="of:=( SEARCH( MID( [.$B66]; 1; 1); [$リスト.$A$3] ) - 1 )" office:value-type="float" office:value="52" calcext:value-type="float">
            <text:p>52</text:p>
          </table:table-cell>
          <table:table-cell table:formula="of:=( SEARCH( MID( [.$B66]; 2; 1); [$リスト.$A$3] ) - 1 )" office:value-type="float" office:value="57" calcext:value-type="float">
            <text:p>57</text:p>
          </table:table-cell>
          <table:table-cell table:formula="of:=( SEARCH( MID( [.$B66]; 3; 1); [$リスト.$A$3] ) - 1 )" office:value-type="float" office:value="61" calcext:value-type="float">
            <text:p>61</text:p>
          </table:table-cell>
          <table:table-cell table:formula="of:=( SEARCH( MID( [.$B66]; 4; 1); [$リスト.$A$3] ) - 1 )" office:value-type="float" office:value="37" calcext:value-type="float">
            <text:p>37</text:p>
          </table:table-cell>
          <table:table-cell table:formula="of:=( SEARCH( MID( [.$B66]; 5; 1); [$リスト.$A$3] ) - 1 )" office:value-type="float" office:value="41" calcext:value-type="float">
            <text:p>41</text:p>
          </table:table-cell>
          <table:table-cell table:formula="of:=( SEARCH( MID( [.$D66]; 1; 1); [$リスト.$A$3] ) - 1 )" office:value-type="float" office:value="45" calcext:value-type="float">
            <text:p>45</text:p>
          </table:table-cell>
          <table:table-cell table:formula="of:=( SEARCH( MID( [.$D66]; 2; 1); [$リスト.$A$3] ) - 1 )" office:value-type="float" office:value="49" calcext:value-type="float">
            <text:p>49</text:p>
          </table:table-cell>
          <table:table-cell table:formula="of:=( SEARCH( MID( [.$D66]; 3; 1); [$リスト.$A$3] ) - 1 )" office:value-type="float" office:value="5" calcext:value-type="float">
            <text:p>5</text:p>
          </table:table-cell>
          <table:table-cell table:formula="of:=( SEARCH( MID( [.$D66]; 4; 1); [$リスト.$A$3] ) - 1 )" office:value-type="float" office:value="9" calcext:value-type="float">
            <text:p>9</text:p>
          </table:table-cell>
          <table:table-cell table:formula="of:=( SEARCH( MID( [.$D66]; 5; 1); [$リスト.$A$3] ) - 1 )" office:value-type="float" office:value="13" calcext:value-type="float">
            <text:p>13</text:p>
          </table:table-cell>
          <table:table-cell table:formula="of:=( SEARCH( MID( [.$D66]; 6; 1); [$リスト.$A$3] ) - 1 )" office:value-type="float" office:value="26" calcext:value-type="float">
            <text:p>26</text:p>
          </table:table-cell>
          <table:table-cell table:formula="of:=( SEARCH( MID( [.$D66]; 7; 1); [$リスト.$A$3] ) - 1 )" office:value-type="float" office:value="30" calcext:value-type="float">
            <text:p>30</text:p>
          </table:table-cell>
          <table:table-cell table:formula="of:=( SEARCH( MID( [.$F66]; 1; 1); [$リスト.$A$3] ) - 1 )" office:value-type="float" office:value="34" calcext:value-type="float">
            <text:p>34</text:p>
          </table:table-cell>
          <table:table-cell table:formula="of:=( SEARCH( MID( [.$F66]; 2; 1); [$リスト.$A$3] ) - 1 )" office:value-type="float" office:value="38" calcext:value-type="float">
            <text:p>38</text:p>
          </table:table-cell>
          <table:table-cell table:formula="of:=( SEARCH( MID( [.$F66]; 3; 1); [$リスト.$A$3] ) - 1 )" office:value-type="float" office:value="42" calcext:value-type="float">
            <text:p>42</text:p>
          </table:table-cell>
          <table:table-cell table:formula="of:=( SEARCH( MID( [.$F66]; 4; 1); [$リスト.$A$3] ) - 1 )" office:value-type="float" office:value="46" calcext:value-type="float">
            <text:p>46</text:p>
          </table:table-cell>
          <table:table-cell table:formula="of:=( SEARCH( MID( [.$F66]; 5; 1); [$リスト.$A$3] ) - 1 )" office:value-type="float" office:value="50" calcext:value-type="float">
            <text:p>50</text:p>
          </table:table-cell>
          <table:table-cell table:formula="of:=( SEARCH( MID( [.$H66]; 1; 1); [$リスト.$A$3] ) - 1 )" office:value-type="float" office:value="55" calcext:value-type="float">
            <text:p>55</text:p>
          </table:table-cell>
          <table:table-cell table:formula="of:=( SEARCH( MID( [.$H66]; 2; 1); [$リスト.$A$3] ) - 1 )" office:value-type="float" office:value="61" calcext:value-type="float">
            <text:p>61</text:p>
          </table:table-cell>
          <table:table-cell table:formula="of:=( SEARCH( MID( [.$H66]; 3; 1); [$リスト.$A$3] ) - 1 )" office:value-type="float" office:value="1" calcext:value-type="float">
            <text:p>1</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11" calcext:value-type="float">
            <text:p>11</text:p>
          </table:table-cell>
          <table:table-cell office:value-type="string" calcext:value-type="string">
            <text:p>3D</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1" calcext:value-type="float">
            <text:p>1</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17" calcext:value-type="float">
            <text:p>17</text:p>
          </table:table-cell>
          <table:table-cell table:formula="of:=HEX2DEC( [.C9] )" office:value-type="float" office:value="61" calcext:value-type="float">
            <text:p>61</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63" calcext:value-type="float">
            <text:p>63</text:p>
          </table:table-cell>
          <table:table-cell table:formula="of:=HEX2DEC( [.S9] )" office:value-type="float" office:value="1" calcext:value-type="float">
            <text:p>1</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21" calcext:value-type="float">
            <text:p>21</text:p>
          </table:table-cell>
          <table:table-cell table:formula="of:=MOD( [.B11] + [.C10] + 4; 64 )" office:value-type="float" office:value="22" calcext:value-type="float">
            <text:p>22</text:p>
          </table:table-cell>
          <table:table-cell table:formula="of:=MOD( [.C11] + [.D10] + 4; 64 )" office:value-type="float" office:value="41" calcext:value-type="float">
            <text:p>41</text:p>
          </table:table-cell>
          <table:table-cell table:formula="of:=MOD( [.D11] + [.E10] + 4; 64 )" office:value-type="float" office:value="49" calcext:value-type="float">
            <text:p>49</text:p>
          </table:table-cell>
          <table:table-cell table:formula="of:=MOD( [.E11] + [.F10] + 4; 64 )" office:value-type="float" office:value="53" calcext:value-type="float">
            <text:p>53</text:p>
          </table:table-cell>
          <table:table-cell table:formula="of:=MOD( [.F11] + [.G10] + 4; 64 )" office:value-type="float" office:value="57" calcext:value-type="float">
            <text:p>57</text:p>
          </table:table-cell>
          <table:table-cell table:formula="of:=MOD( [.G11] + [.H10] + 4; 64 )" office:value-type="float" office:value="61" calcext:value-type="float">
            <text:p>61</text:p>
          </table:table-cell>
          <table:table-cell table:formula="of:=MOD( [.H11] + [.I10] + 4; 64 )" office:value-type="float" office:value="17" calcext:value-type="float">
            <text:p>17</text:p>
          </table:table-cell>
          <table:table-cell table:formula="of:=MOD( [.I11] + [.J10] + 4; 64 )" office:value-type="float" office:value="21" calcext:value-type="float">
            <text:p>21</text:p>
          </table:table-cell>
          <table:table-cell table:formula="of:=MOD( [.J11] + [.K10] + 4; 64 )" office:value-type="float" office:value="25" calcext:value-type="float">
            <text:p>25</text:p>
          </table:table-cell>
          <table:table-cell table:formula="of:=MOD( [.K11] + [.L10] + 4; 64 )" office:value-type="float" office:value="30" calcext:value-type="float">
            <text:p>30</text:p>
          </table:table-cell>
          <table:table-cell table:formula="of:=MOD( [.L11] + [.M10] + 4; 64 )" office:value-type="float" office:value="34" calcext:value-type="float">
            <text:p>34</text:p>
          </table:table-cell>
          <table:table-cell table:formula="of:=MOD( [.M11] + [.N10] + 4; 64 )" office:value-type="float" office:value="38" calcext:value-type="float">
            <text:p>38</text:p>
          </table:table-cell>
          <table:table-cell table:formula="of:=MOD( [.N11] + [.O10] + 4; 64 )" office:value-type="float" office:value="42" calcext:value-type="float">
            <text:p>42</text:p>
          </table:table-cell>
          <table:table-cell table:formula="of:=MOD( [.O11] + [.P10] + 4; 64 )" office:value-type="float" office:value="46" calcext:value-type="float">
            <text:p>46</text:p>
          </table:table-cell>
          <table:table-cell table:formula="of:=MOD( [.P11] + [.Q10] + 4; 64 )" office:value-type="float" office:value="50" calcext:value-type="float">
            <text:p>50</text:p>
          </table:table-cell>
          <table:table-cell table:formula="of:=MOD( [.Q11] + [.R10] + 4; 64 )" office:value-type="float" office:value="53" calcext:value-type="float">
            <text:p>53</text:p>
          </table:table-cell>
          <table:table-cell table:formula="of:=MOD( [.R11] + [.S10] + 4; 64 )" office:value-type="float" office:value="58" calcext:value-type="float">
            <text:p>58</text:p>
          </table:table-cell>
          <table:table-cell table:formula="of:=MOD( [.S11] + [.T10] + 4; 64 )" office:value-type="float" office:value="0" calcext:value-type="float">
            <text:p>0</text:p>
          </table:table-cell>
          <table:table-cell table:formula="of:=MOD( [.T11] + [.U10] + 4; 64 )" office:value-type="float" office:value="4" calcext:value-type="float">
            <text:p>4</text:p>
          </table:table-cell>
        </table:table-row>
        <table:table-row table:style-name="ro1">
          <table:table-cell office:value-type="string" calcext:value-type="string">
            <text:p>文字</text:p>
          </table:table-cell>
          <table:table-cell table:formula="of:=MID( [$リスト.$A$3]; [.B11] + 1; 1 )" office:value-type="string" office:string-value="に" calcext:value-type="string">
            <text:p>に</text:p>
          </table:table-cell>
          <table:table-cell table:formula="of:=MID( [$リスト.$A$3]; [.C11] + 1; 1 )" office:value-type="string" office:string-value="ぬ" calcext:value-type="string">
            <text:p>ぬ</text:p>
          </table:table-cell>
          <table:table-cell table:formula="of:=MID( [$リスト.$A$3]; [.D11] + 1; 1 )" office:value-type="string" office:string-value="れ" calcext:value-type="string">
            <text:p>れ</text:p>
          </table:table-cell>
          <table:table-cell table:formula="of:=MID( [$リスト.$A$3]; [.E11] + 1; 1 )" office:value-type="string" office:string-value="ざ" calcext:value-type="string">
            <text:p>ざ</text:p>
          </table:table-cell>
          <table:table-cell table:formula="of:=MID( [$リスト.$A$3]; [.F11] + 1; 1 )" office:value-type="string" office:string-value="ぞ" calcext:value-type="string">
            <text:p>ぞ</text:p>
          </table:table-cell>
          <table:table-cell table:formula="of:=MID( [$リスト.$A$3]; [.G11] + 1; 1 )" office:value-type="string" office:string-value="で" calcext:value-type="string">
            <text:p>で</text:p>
          </table:table-cell>
          <table:table-cell table:formula="of:=MID( [$リスト.$A$3]; [.H11] + 1; 1 )" office:value-type="string" office:string-value="ぶ" calcext:value-type="string">
            <text:p>ぶ</text:p>
          </table:table-cell>
          <table:table-cell table:formula="of:=MID( [$リスト.$A$3]; [.I11] + 1; 1 )" office:value-type="string" office:string-value="つ" calcext:value-type="string">
            <text:p>つ</text:p>
          </table:table-cell>
          <table:table-cell table:formula="of:=MID( [$リスト.$A$3]; [.J11] + 1; 1 )" office:value-type="string" office:string-value="に" calcext:value-type="string">
            <text:p>に</text:p>
          </table:table-cell>
          <table:table-cell table:formula="of:=MID( [$リスト.$A$3]; [.K11] + 1; 1 )" office:value-type="string" office:string-value="は" calcext:value-type="string">
            <text:p>は</text:p>
          </table:table-cell>
          <table:table-cell table:formula="of:=MID( [$リスト.$A$3]; [.L11] + 1; 1 )" office:value-type="string" office:string-value="ま" calcext:value-type="string">
            <text:p>ま</text:p>
          </table:table-cell>
          <table:table-cell table:formula="of:=MID( [$リスト.$A$3]; [.M11] + 1; 1 )" office:value-type="string" office:string-value="も" calcext:value-type="string">
            <text:p>も</text:p>
          </table:table-cell>
          <table:table-cell table:formula="of:=MID( [$リスト.$A$3]; [.N11] + 1; 1 )" office:value-type="string" office:string-value="ら" calcext:value-type="string">
            <text:p>ら</text:p>
          </table:table-cell>
          <table:table-cell table:formula="of:=MID( [$リスト.$A$3]; [.O11] + 1; 1 )" office:value-type="string" office:string-value="ろ" calcext:value-type="string">
            <text:p>ろ</text:p>
          </table:table-cell>
          <table:table-cell table:formula="of:=MID( [$リスト.$A$3]; [.P11] + 1; 1 )" office:value-type="string" office:string-value="ぐ" calcext:value-type="string">
            <text:p>ぐ</text:p>
          </table:table-cell>
          <table:table-cell table:formula="of:=MID( [$リスト.$A$3]; [.Q11] + 1; 1 )" office:value-type="string" office:string-value="じ" calcext:value-type="string">
            <text:p>じ</text:p>
          </table:table-cell>
          <table:table-cell table:formula="of:=MID( [$リスト.$A$3]; [.R11] + 1; 1 )" office:value-type="string" office:string-value="ぞ" calcext:value-type="string">
            <text:p>ぞ</text:p>
          </table:table-cell>
          <table:table-cell table:formula="of:=MID( [$リスト.$A$3]; [.S11] + 1; 1 )" office:value-type="string" office:string-value="ど" calcext:value-type="string">
            <text:p>ど</text:p>
          </table:table-cell>
          <table:table-cell table:formula="of:=MID( [$リスト.$A$3]; [.T11] + 1; 1 )" office:value-type="string" office:string-value="あ" calcext:value-type="string">
            <text:p>あ</text:p>
          </table:table-cell>
          <table:table-cell table:formula="of:=MID( [$リスト.$A$3]; [.U11] + 1; 1 )" office:value-type="string" office:string-value="お" calcext:value-type="string">
            <text:p>お</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8:09:12.737000000</dc:date>
    <meta:editing-duration>PT7H34M37S</meta:editing-duration>
    <meta:editing-cycles>91</meta:editing-cycles>
    <meta:document-statistic meta:table-count="3" meta:cell-count="3948" meta:object-count="0"/>
  </office:meta>
</office:document-meta>
</file>